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4" style:family="paragraph" style:parent-style-name="Text_20_body">
      <style:text-properties style:use-window-font-color="true" loext:opacity="0%" officeooo:paragraph-rsid="05db02e5"/>
    </style:style>
    <style:style style:name="P5" style:family="paragraph" style:parent-style-name="Text_20_body">
      <style:text-properties officeooo:rsid="05aad19a" officeooo:paragraph-rsid="05db02e5"/>
    </style:style>
    <style:style style:name="P6" style:family="paragraph" style:parent-style-name="Text_20_body">
      <style:text-properties officeooo:rsid="05ca2785" officeooo:paragraph-rsid="05dc8542"/>
    </style:style>
    <style:style style:name="P7" style:family="paragraph" style:parent-style-name="Text_20_body">
      <style:text-properties officeooo:rsid="05c333d2" officeooo:paragraph-rsid="05dc8542"/>
    </style:style>
    <style:style style:name="P8" style:family="paragraph" style:parent-style-name="Text_20_body">
      <style:text-properties officeooo:rsid="05d0bf84" officeooo:paragraph-rsid="05dc9735"/>
    </style:style>
    <style:style style:name="P9" style:family="paragraph" style:parent-style-name="Text_20_body">
      <style:text-properties officeooo:rsid="05d31f03" officeooo:paragraph-rsid="05dc9735"/>
    </style:style>
    <style:style style:name="P10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dc8542" style:font-weight-asian="normal" style:font-weight-complex="normal"/>
    </style:style>
    <style:style style:name="P11" style:family="paragraph" style:parent-style-name="Heading_20_2">
      <style:paragraph-properties fo:text-align="end" style:justify-single-word="false" style:writing-mode="rl-tb"/>
      <style:text-properties officeooo:paragraph-rsid="05dc8542"/>
    </style:style>
    <style:style style:name="P12" style:family="paragraph" style:parent-style-name="Heading_20_2">
      <style:paragraph-properties fo:text-align="end" style:justify-single-word="false" style:writing-mode="rl-tb"/>
      <style:text-properties officeooo:paragraph-rsid="05dc9735"/>
    </style:style>
    <style:style style:name="P13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5ebea" officeooo:paragraph-rsid="05db02e5"/>
    </style:style>
    <style:style style:name="P14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b08156" officeooo:paragraph-rsid="05db02e5"/>
    </style:style>
    <style:style style:name="P15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ca2785" officeooo:paragraph-rsid="05dc8542"/>
    </style:style>
    <style:style style:name="P16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d0bf84" officeooo:paragraph-rsid="05dc9735"/>
    </style:style>
    <style:style style:name="P1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5ebea" officeooo:paragraph-rsid="05db02e5"/>
    </style:style>
    <style:style style:name="P18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5db02e5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5db02e5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b08156" officeooo:paragraph-rsid="05db02e5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85ebea" officeooo:paragraph-rsid="05db02e5"/>
    </style:style>
    <style:style style:name="P22" style:family="paragraph" style:parent-style-name="Text_20_body">
      <style:paragraph-properties fo:text-align="start" style:justify-single-word="false" style:writing-mode="lr-tb"/>
      <style:text-properties style:use-window-font-color="true" loext:opacity="0%" style:text-position="0% 100%" officeooo:rsid="058696ee" officeooo:paragraph-rsid="05db02e5"/>
    </style:style>
    <style:style style:name="P23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24" style:family="paragraph" style:parent-style-name="Heading_20_2">
      <style:text-properties style:use-window-font-color="true" loext:opacity="0%" officeooo:rsid="05d8b71f"/>
    </style:style>
    <style:style style:name="P25" style:family="paragraph" style:parent-style-name="Heading_20_2">
      <style:paragraph-properties fo:text-align="end" style:justify-single-word="false" style:writing-mode="rl-tb"/>
      <style:text-properties officeooo:paragraph-rsid="05dd648d"/>
    </style:style>
    <style:style style:name="P26" style:family="paragraph" style:parent-style-name="Heading_20_2">
      <style:paragraph-properties fo:text-align="end" style:justify-single-word="false" style:writing-mode="rl-tb"/>
      <style:text-properties officeooo:paragraph-rsid="05dc8542"/>
    </style:style>
    <style:style style:name="P27" style:family="paragraph" style:parent-style-name="Heading_20_2">
      <style:paragraph-properties fo:text-align="end" style:justify-single-word="false" style:writing-mode="rl-tb"/>
      <style:text-properties style:use-window-font-color="true" loext:opacity="0%" officeooo:paragraph-rsid="05dd648d"/>
    </style:style>
    <style:style style:name="P28" style:family="paragraph" style:parent-style-name="Text_20_body">
      <style:text-properties style:use-window-font-color="true" loext:opacity="0%" style:text-position="0% 100%" officeooo:rsid="05dc6b07" officeooo:paragraph-rsid="05dd648d"/>
    </style:style>
    <style:style style:name="P29" style:family="paragraph" style:parent-style-name="Text_20_body">
      <style:text-properties style:use-window-font-color="true" loext:opacity="0%" style:text-position="0% 100%" officeooo:rsid="05e23afc" officeooo:paragraph-rsid="05dd648d"/>
    </style:style>
    <style:style style:name="P30" style:family="paragraph" style:parent-style-name="Text_20_body">
      <style:text-properties officeooo:paragraph-rsid="05dd648d"/>
    </style:style>
    <style:style style:name="T1" style:family="text">
      <style:text-properties officeooo:rsid="05226f8d"/>
    </style:style>
    <style:style style:name="T2" style:family="text">
      <style:text-properties officeooo:rsid="052c9289"/>
    </style:style>
    <style:style style:name="T3" style:family="text">
      <style:text-properties style:use-window-font-color="true" loext:opacity="0%" officeooo:rsid="054277b2"/>
    </style:style>
    <style:style style:name="T4" style:family="text">
      <style:text-properties style:use-window-font-color="true" loext:opacity="0%" officeooo:rsid="05d0b190"/>
    </style:style>
    <style:style style:name="T5" style:family="text">
      <style:text-properties style:use-window-font-color="true" loext:opacity="0%" officeooo:rsid="05c6f509"/>
    </style:style>
    <style:style style:name="T6" style:family="text">
      <style:text-properties style:use-window-font-color="true" loext:opacity="0%" style:font-name="Monospace" fo:font-size="12pt" fo:font-style="normal" fo:font-weight="normal" officeooo:rsid="05d9f3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style:use-window-font-color="true" loext:opacity="0%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style:use-window-font-color="true" loext:opacity="0%" officeooo:rsid="05d9f395"/>
    </style:style>
    <style:style style:name="T9" style:family="text">
      <style:text-properties style:use-window-font-color="true" loext:opacity="0%" style:text-position="0% 100%" officeooo:rsid="054277b2"/>
    </style:style>
    <style:style style:name="T10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style:use-window-font-color="true" loext:opacity="0%" style:text-position="0% 100%" style:font-name="Monospace" fo:language="en" fo:country="US" officeooo:rsid="05de2003" style:font-size-asian="10.5pt" style:font-name-complex="David CLM" style:font-weight-complex="normal"/>
    </style:style>
    <style:style style:name="T12" style:family="text">
      <style:text-properties style:use-window-font-color="true" loext:opacity="0%" style:text-position="0% 100%" style:font-name="Monospace" fo:language="en" fo:country="US" officeooo:rsid="05e18e1d" style:font-size-asian="10.5pt" style:font-name-complex="David CLM" style:font-weight-complex="normal"/>
    </style:style>
    <style:style style:name="T13" style:family="text">
      <style:text-properties style:use-window-font-color="true" loext:opacity="0%" style:text-position="0% 100%" style:font-name="Monospace" fo:language="en" fo:country="US" officeooo:rsid="05e23afc" style:font-size-asian="10.5pt" style:font-name-complex="David CLM" style:font-weight-complex="normal"/>
    </style:style>
    <style:style style:name="T14" style:family="text">
      <style:text-properties style:use-window-font-color="true" loext:opacity="0%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15" style:family="text">
      <style:text-properties style:use-window-font-color="true" loext:opacity="0%" style:text-position="0% 100%" style:font-name="Monospace" fo:language="en" fo:country="US" officeooo:rsid="060efd94" style:font-size-asian="10.5pt" style:font-name-complex="David CLM" style:font-weight-complex="normal"/>
    </style:style>
    <style:style style:name="T16" style:family="text">
      <style:text-properties style:use-window-font-color="true" loext:opacity="0%" style:text-position="0% 100%" officeooo:rsid="05d0bf84"/>
    </style:style>
    <style:style style:name="T17" style:family="text">
      <style:text-properties style:use-window-font-color="true" loext:opacity="0%" style:text-position="0% 100%" officeooo:rsid="05ca2785"/>
    </style:style>
    <style:style style:name="T18" style:family="text">
      <style:text-properties style:use-window-font-color="true" loext:opacity="0%" style:text-position="0% 100%" officeooo:rsid="05dc6b07"/>
    </style:style>
    <style:style style:name="T19" style:family="text">
      <style:text-properties style:use-window-font-color="true" loext:opacity="0%" style:text-position="0% 100%" officeooo:rsid="05de012a"/>
    </style:style>
    <style:style style:name="T20" style:family="text">
      <style:text-properties style:use-window-font-color="true" loext:opacity="0%" style:text-position="0% 100%" fo:language="en" fo:country="US" officeooo:rsid="05dc6b07"/>
    </style:style>
    <style:style style:name="T21" style:family="text">
      <style:text-properties style:use-window-font-color="true" loext:opacity="0%" style:text-position="0% 100%" fo:language="en" fo:country="US" officeooo:rsid="05de2003"/>
    </style:style>
    <style:style style:name="T22" style:family="text">
      <style:text-properties style:use-window-font-color="true" loext:opacity="0%" officeooo:rsid="05dc6b07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526c858"/>
    </style:style>
    <style:style style:name="T25" style:family="text">
      <style:text-properties style:text-position="0% 100%" officeooo:rsid="053d3269"/>
    </style:style>
    <style:style style:name="T26" style:family="text">
      <style:text-properties style:text-position="0% 100%" officeooo:rsid="05d0b190"/>
    </style:style>
    <style:style style:name="T27" style:family="text">
      <style:text-properties style:text-position="0% 100%" officeooo:rsid="0585ebea"/>
    </style:style>
    <style:style style:name="T28" style:family="text">
      <style:text-properties style:text-position="0% 100%" officeooo:rsid="059419bf"/>
    </style:style>
    <style:style style:name="T29" style:family="text">
      <style:text-properties style:text-position="0% 100%" officeooo:rsid="05bf4708"/>
    </style:style>
    <style:style style:name="T30" style:family="text">
      <style:text-properties style:text-position="0% 100%" officeooo:rsid="058696ee"/>
    </style:style>
    <style:style style:name="T31" style:family="text">
      <style:text-properties style:text-position="0% 100%" officeooo:rsid="0589ecae"/>
    </style:style>
    <style:style style:name="T32" style:family="text">
      <style:text-properties style:text-position="0% 100%" officeooo:rsid="058a8887"/>
    </style:style>
    <style:style style:name="T33" style:family="text">
      <style:text-properties style:text-position="0% 100%" officeooo:rsid="05a386dd"/>
    </style:style>
    <style:style style:name="T34" style:family="text">
      <style:text-properties style:text-position="0% 100%" officeooo:rsid="05bfdadc"/>
    </style:style>
    <style:style style:name="T35" style:family="text">
      <style:text-properties style:text-position="0% 100%" officeooo:rsid="05a51d6c"/>
    </style:style>
    <style:style style:name="T36" style:family="text">
      <style:text-properties style:text-position="0% 100%" officeooo:rsid="05c2048f"/>
    </style:style>
    <style:style style:name="T37" style:family="text">
      <style:text-properties officeooo:rsid="05aca18c"/>
    </style:style>
    <style:style style:name="T38" style:family="text">
      <style:text-properties officeooo:rsid="05bf880b"/>
    </style:style>
    <style:style style:name="T39" style:family="text">
      <style:text-properties officeooo:rsid="05c15b31"/>
    </style:style>
    <style:style style:name="T40" style:family="text">
      <style:text-properties officeooo:rsid="05d61544"/>
    </style:style>
    <style:style style:name="T41" style:family="text">
      <style:text-properties officeooo:rsid="05d0b190"/>
    </style:style>
    <style:style style:name="T42" style:family="text">
      <style:text-properties officeooo:rsid="05c333d2"/>
    </style:style>
    <style:style style:name="T43" style:family="text">
      <style:text-properties style:text-position="sub 58%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5de2003"/>
    </style:style>
    <style:style style:name="T48" style:family="text">
      <style:text-properties fo:language="en" fo:country="US" officeooo:rsid="05dfaf50"/>
    </style:style>
    <style:style style:name="T49" style:family="text">
      <style:text-properties style:font-name="Monospace" fo:language="en" fo:country="US" officeooo:rsid="05de2003" style:font-size-asian="10.5pt" style:font-name-complex="David CLM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1">מטלה</text:span> –<text:span text:style-name="T2"> מכרזי ויקרי-קלארק-גרובס ומאירסון</text:span></text:h>
      <text:p text:style-name="P3">יש לענות על שאלה אחת לבחירתכם.</text:p>
      <text:p text:style-name="P24"/>
      <text:p text:style-name="P25"><text:span text:style-name="T3">שאלה </text:span><text:span text:style-name="T7">4</text:span><text:span text:style-name="T3">: </text:span><text:span text:style-name="T22">מתי המכרזים זהים?</text:span></text:p>
      <text:p text:style-name="P30"><text:span text:style-name="T18">א. אנחנו רוצים למכור שלושה חפצים זהים, </text:span><text:span text:style-name="T19">כל חפץ לאדם אחר</text:span><text:span text:style-name="T18">. המטרה שלנו היא למקסם את סכום הערכים. תארו את מכרז </text:span><text:span text:style-name="T20">VCG המתאים למקרה זה: מי </text:span><text:span text:style-name="T11">יהיו הזוכים ואיזה מחיר כל אחד </text:span><text:span text:style-name="T20">ישלם? </text:span><text:span text:style-name="T21">הדגימו על מכרז עם </text:span><text:span text:style-name="T20">10 אנשים שהערכים שלהם הם: 10, 9, 8, 7, 6, 5, 4, 3, 2, 1. <text:s/></text:span></text:p>
      <text:p text:style-name="P28"><text:span text:style-name="T46">ב. תארו את מכרז מאירסון המתאים למקרה זה: מי </text:span><text:span text:style-name="T49">יהיו הזוכים ואיזה מחיר כל אחד </text:span><text:span text:style-name="T46">ישלם? </text:span><text:span text:style-name="T47">הדגימו על מכרז עם </text:span><text:span text:style-name="T46">10 אנשים </text:span><text:span text:style-name="T48">כנ"ל.</text:span></text:p>
      <text:p text:style-name="P30"><text:span text:style-name="T15">ג</text:span><text:span text:style-name="T12">. </text:span><text:span text:style-name="T13">הוכיחו את </text:span><text:span text:style-name="T12">המשפט הבא: <text:s/></text:span><text:span text:style-name="T14">בכל מצב שבו כלל-הבחירה ממקסם את סכום הערכים, התשלומים במכרז מאירסון זהים לתשלומים במכרז VCG</text:span><text:span text:style-name="T12">.</text:span></text:p>
      <text:p text:style-name="P29">שימו לב: סעיפים א, ב הם מקרה פרטי של משפט זה.</text:p>
      <text:p text:style-name="P27"><text:span text:style-name="T17"/></text:p>
      <text:p text:style-name="P27"><text:span text:style-name="T24">שאלה</text:span><text:span text:style-name="T25"> </text:span><text:span text:style-name="T26">3</text:span><text:span text:style-name="T24">: </text:span><text:span text:style-name="T27">תיכנות –</text:span><text:span text:style-name="T28"> </text:span><text:span text:style-name="T35">מכרז מאירסון לבעיית התרמיל</text:span></text:p>
      <text:p text:style-name="P5">נתון מערך גלובלי <text:span text:style-name="T39">בשם weights, </text:span>שבו האיבר ה-i מייצג את המשקל של השחקן ה-i. <text:span text:style-name="T40">נתון גם משתנה גלובלי בשם total המייצג את קיבולת התרמיל.</text:span></text:p>
      <text:p text:style-name="P19">א. בחרו אחד מאלגוריתמי-הקירוב שלמדנו (א, ב, או א+ב), <text:s/>וכיתבו את פונקציית-הבחירה המתאימה לו:</text:p>
      <text:p text:style-name="P21"><text:span text:style-name="T36">def</text:span><text:span text:style-name="T23"> choice</text:span><text:span text:style-name="T30">s</text:span><text:span text:style-name="T23"> (values: </text:span><text:span text:style-name="T36">List[</text:span><text:span text:style-name="T33">double</text:span><text:span text:style-name="T23">]) →</text:span><text:span text:style-name="T36"> List[bool]: ...</text:span></text:p>
      <text:p text:style-name="P20">ב. בחרו אחד מאלגוריתמי-הקירוב שלמדנו (א, ב, או א+ב), <text:s/>וכיתבו את פונקציית-התשלום המתאימה לו:</text:p>
      <text:p text:style-name="P22"><text:span text:style-name="T38">def </text:span>payments (<text:span text:style-name="T38">values: List[float</text:span>]) →<text:span text:style-name="T38"> List[float]: ...</text:span></text:p>
      <text:p text:style-name="P14">כאן (בניגוד לשאלה הקודמת) חישוב התשלומים צריך להיות מדוייק, ע"י נוסחה מפורשת.</text:p>
      <text:p text:style-name="P11"><text:span text:style-name="T3"/></text:p>
      <text:p text:style-name="P11"><text:span text:style-name="T3">שאלה </text:span><text:span text:style-name="T4">5</text:span><text:span text:style-name="T3">: </text:span><text:span text:style-name="T5">אלגוריתם </text:span><text:span text:style-name="T6">מגלה-אמת</text:span><text:span text:style-name="T5"> </text:span><text:span text:style-name="T8">ל</text:span><text:span text:style-name="T5">עץ פורש מקסימלי</text:span></text:p>
      <text:p text:style-name="P6">נתון גרף לא-מכוון, שבו לכל קשת יש ערך. כל קשת שייכת למישהו, והערך הוא מידע פרטי של הבעלים.</text:p>
      <text:p text:style-name="P6">א. הדגימו את אלגוריתם VCG למציאת עץ פורש עם ערך מקסימלי.</text:p>
      <text:p text:style-name="P15">ב. הדגימו את אלגוריתם מאירסון למציאת עץ פורש עם ערך מקסימלי.</text:p>
      <text:p text:style-name="P10">שאלה <text:span text:style-name="T41">4</text:span>: <text:span text:style-name="T42">דוגמאות למכרזי מאירסון</text:span></text:p>
      <text:p text:style-name="P7">הסעיפים הבאים מתייחסים לכלל-הבחירה "בחר את הערך הגבוה ביותר, בתנאי שהוא לפחות 10".</text:p>
      <text:p text:style-name="P7"><text:soft-page-break/>א. הראו (ע"י דוגמה) שתשלומי וק"ג עבור כלל זה אינם מגלי-אמת.</text:p>
      <text:p text:style-name="P7">ב. תנו נוסחה לחישוב תשלומי מאירסון עבור כלל זה. הדגימו את הנוסחה.</text:p>
      <text:p text:style-name="P7">בסעיפים הבאים, נתון שלכל משתתף i יש משקל w<text:span text:style-name="T43">i</text:span> שהוא מידע ציבורי. כלל-הבחירה הוא "בחר את המשתתף שהמכפלה ערך*משקל (v<text:span text:style-name="T43">i</text:span>*w<text:span text:style-name="T43">i</text:span>) שלו היא הגדולה ביותר".</text:p>
      <text:p text:style-name="P7">ג. הראו (ע"י דוגמה) שתשלומי וק"ג עבור כלל זה אינם מגלי-אמת.</text:p>
      <text:p text:style-name="P7">ד. תנו נוסחה לחישוב תשלומי מאירסון עבור כלל זה. הדגימו את הנוסחה.</text:p>
      <text:p text:style-name="P7"/>
      <text:p text:style-name="P12"><text:span text:style-name="T9">שאלה </text:span><text:span text:style-name="T10">5</text:span><text:span text:style-name="T9">: </text:span><text:span text:style-name="T16">פתרונות מקוריים לבעיית התרמיל</text:span></text:p>
      <text:p text:style-name="P8">א. הציעו שלושה אלגוריתמים מקוריים (שונים מהאלגוריתמים שנלמדו בכיתה) <text:span text:style-name="T44">והגיוניים</text:span> לפתרון בעיית התרמיל.</text:p>
      <text:p text:style-name="P8">ב. עבור כל אלגוריתם שמצאתם בסעיף א, תנו דוגמה למשקלים וערכים, המראה שהאלגוריתם אינו אופטימלי.</text:p>
      <text:p text:style-name="P9">ג. עבור אחד האלגוריתמים שמצאתם בסעיף א, חשבו את כלל-התשלומים של מאירסון.</text:p>
      <text:p text:style-name="P8"><text:span text:style-name="T45">הערה</text:span>: משקלי החפצים יכולים להיות מספרים ממשיים חיוביים כלשהם (לא דווקא מספרים שלמים)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24T15:46:08.979000000</dc:date>
    <meta:editing-duration>P11DT9H56M28S</meta:editing-duration>
    <meta:editing-cycles>1333</meta:editing-cycles>
    <meta:document-statistic meta:table-count="0" meta:image-count="0" meta:object-count="0" meta:page-count="2" meta:paragraph-count="32" meta:word-count="407" meta:character-count="2298" meta:non-whitespace-character-count="1916"/>
  </office:meta>
</office:document-meta>
</file>